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115.26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9" table:number-columns-repeated="2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241379310344828" calcext:value-type="float">
            <text:p>0.2413793103448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8']</text:p>
          </table:table-cell>
          <table:table-cell office:value-type="string" calcext:value-type="string">
            <text:p>[0.2649164677804296]</text:p>
          </table:table-cell>
          <table:table-cell office:value-type="string" calcext:value-type="string">
            <text:p>[5]</text:p>
          </table:table-cell>
          <table:table-cell office:value-type="float" office:value="0.21577923372903" calcext:value-type="float">
            <text:p>0.21577923372903</text:p>
          </table:table-cell>
          <table:table-cell office:value-type="float" office:value="0.160919540229885" calcext:value-type="float">
            <text:p>0.160919540229885</text:p>
          </table:table-cell>
          <table:table-cell office:value-type="float" office:value="0.241379310344828" calcext:value-type="float">
            <text:p>0.241379310344828</text:p>
          </table:table-cell>
          <table:table-cell table:number-columns-repeated="2" office:value-type="float" office:value="0.235294117647059" calcext:value-type="float">
            <text:p>0.235294117647059</text:p>
          </table:table-cell>
          <table:table-cell office:value-type="float" office:value="0.229580761826196" calcext:value-type="float">
            <text:p>0.229580761826196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0.237322515212982" calcext:value-type="float">
            <text:p>0.237322515212982</text:p>
          </table:table-cell>
          <table:table-cell office:value-type="float" office:value="0.241379310344828" calcext:value-type="float">
            <text:p>0.2413793103448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32183908045977" calcext:value-type="float">
            <text:p>0.321839080459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29594272076372313]</text:p>
          </table:table-cell>
          <table:table-cell office:value-type="string" calcext:value-type="string">
            <text:p>[4]</text:p>
          </table:table-cell>
          <table:table-cell office:value-type="float" office:value="0.321599516678234" calcext:value-type="float">
            <text:p>0.321599516678234</text:p>
          </table:table-cell>
          <table:table-cell table:number-columns-repeated="2" office:value-type="float" office:value="0.32183908045977" calcext:value-type="float">
            <text:p>0.32183908045977</text:p>
          </table:table-cell>
          <table:table-cell office:value-type="float" office:value="0.321801145631805" calcext:value-type="float">
            <text:p>0.321801145631805</text:p>
          </table:table-cell>
          <table:table-cell office:value-type="float" office:value="0.32183908045977" calcext:value-type="float">
            <text:p>0.32183908045977</text:p>
          </table:table-cell>
          <table:table-cell office:value-type="float" office:value="0.320956694989557" calcext:value-type="float">
            <text:p>0.320956694989557</text:p>
          </table:table-cell>
          <table:table-cell office:value-type="float" office:value="0.32183908045977" calcext:value-type="float">
            <text:p>0.32183908045977</text:p>
          </table:table-cell>
          <table:table-cell office:value-type="float" office:value="0.321801145631805" calcext:value-type="float">
            <text:p>0.321801145631805</text:p>
          </table:table-cell>
          <table:table-cell office:value-type="float" office:value="0.32183908045977" calcext:value-type="float">
            <text:p>0.321839080459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334152334152334" calcext:value-type="float">
            <text:p>0.3341523341523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4']</text:p>
          </table:table-cell>
          <table:table-cell office:value-type="string" calcext:value-type="string">
            <text:p>[0.3532219570405728]</text:p>
          </table:table-cell>
          <table:table-cell office:value-type="string" calcext:value-type="string">
            <text:p>[9]</text:p>
          </table:table-cell>
          <table:table-cell office:value-type="float" office:value="0.334152334152334" calcext:value-type="float">
            <text:p>0.334152334152334</text:p>
          </table:table-cell>
          <table:table-cell table:number-columns-repeated="8" office:value-type="float" office:value="0.334152334152334" calcext:value-type="float">
            <text:p>0.3341523341523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471337579617834" calcext:value-type="float">
            <text:p>0.4713375796178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0572792362768495]</text:p>
          </table:table-cell>
          <table:table-cell office:value-type="string" calcext:value-type="string">
            <text:p>[8]</text:p>
          </table:table-cell>
          <table:table-cell office:value-type="float" office:value="0.469719225742087" calcext:value-type="float">
            <text:p>0.469719225742087</text:p>
          </table:table-cell>
          <table:table-cell office:value-type="float" office:value="0.471169497523001" calcext:value-type="float">
            <text:p>0.471169497523001</text:p>
          </table:table-cell>
          <table:table-cell office:value-type="float" office:value="0.471337579617834" calcext:value-type="float">
            <text:p>0.471337579617834</text:p>
          </table:table-cell>
          <table:table-cell office:value-type="float" office:value="0.470505173943554" calcext:value-type="float">
            <text:p>0.470505173943554</text:p>
          </table:table-cell>
          <table:table-cell office:value-type="float" office:value="0.471337579617834" calcext:value-type="float">
            <text:p>0.471337579617834</text:p>
          </table:table-cell>
          <table:table-cell office:value-type="float" office:value="0.466032733978792" calcext:value-type="float">
            <text:p>0.466032733978792</text:p>
          </table:table-cell>
          <table:table-cell office:value-type="float" office:value="0.470833333333333" calcext:value-type="float">
            <text:p>0.470833333333333</text:p>
          </table:table-cell>
          <table:table-cell office:value-type="float" office:value="0.471169497523001" calcext:value-type="float">
            <text:p>0.471169497523001</text:p>
          </table:table-cell>
          <table:table-cell office:value-type="float" office:value="0.471337579617834" calcext:value-type="float">
            <text:p>0.4713375796178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532520325203252" calcext:value-type="float">
            <text:p>0.5325203252032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4510739856801909]</text:p>
          </table:table-cell>
          <table:table-cell office:value-type="string" calcext:value-type="string">
            <text:p>[9]</text:p>
          </table:table-cell>
          <table:table-cell office:value-type="float" office:value="0.5312285367028" calcext:value-type="float">
            <text:p>0.5312285367028</text:p>
          </table:table-cell>
          <table:table-cell office:value-type="float" office:value="0.530372674474611" calcext:value-type="float">
            <text:p>0.530372674474611</text:p>
          </table:table-cell>
          <table:table-cell office:value-type="float" office:value="0.532520325203252" calcext:value-type="float">
            <text:p>0.532520325203252</text:p>
          </table:table-cell>
          <table:table-cell office:value-type="float" office:value="0.531992924719666" calcext:value-type="float">
            <text:p>0.531992924719666</text:p>
          </table:table-cell>
          <table:table-cell office:value-type="float" office:value="0.532520325203252" calcext:value-type="float">
            <text:p>0.532520325203252</text:p>
          </table:table-cell>
          <table:table-cell office:value-type="float" office:value="0.531992924719666" calcext:value-type="float">
            <text:p>0.531992924719666</text:p>
          </table:table-cell>
          <table:table-cell office:value-type="float" office:value="0.532520325203252" calcext:value-type="float">
            <text:p>0.532520325203252</text:p>
          </table:table-cell>
          <table:table-cell office:value-type="float" office:value="0.530555622897255" calcext:value-type="float">
            <text:p>0.530555622897255</text:p>
          </table:table-cell>
          <table:table-cell office:value-type="float" office:value="0.530938123752495" calcext:value-type="float">
            <text:p>0.5309381237524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9']</text:p>
          </table:table-cell>
          <table:table-cell office:value-type="string" calcext:value-type="string">
            <text:p>[0.909307875894988]</text:p>
          </table:table-cell>
          <table:table-cell office:value-type="string" calcext:value-type="string">
            <text:p>[36]</text:p>
          </table:table-cell>
          <table:table-cell office:value-type="float" office:value="0.00416666666666667" calcext:value-type="float">
            <text:p>0.0041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6666666666667" calcext:value-type="float">
            <text:p>0.016666666666667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486373165618449" calcext:value-type="float">
            <text:p>0.4863731656184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152744630071599]</text:p>
          </table:table-cell>
          <table:table-cell office:value-type="string" calcext:value-type="string">
            <text:p>[9]</text:p>
          </table:table-cell>
          <table:table-cell office:value-type="float" office:value="0.486009819030219" calcext:value-type="float">
            <text:p>0.486009819030219</text:p>
          </table:table-cell>
          <table:table-cell office:value-type="float" office:value="0.485696237065048" calcext:value-type="float">
            <text:p>0.485696237065048</text:p>
          </table:table-cell>
          <table:table-cell office:value-type="float" office:value="0.486373165618449" calcext:value-type="float">
            <text:p>0.486373165618449</text:p>
          </table:table-cell>
          <table:table-cell office:value-type="float" office:value="0.485855527085436" calcext:value-type="float">
            <text:p>0.485855527085436</text:p>
          </table:table-cell>
          <table:table-cell office:value-type="float" office:value="0.486373165618449" calcext:value-type="float">
            <text:p>0.486373165618449</text:p>
          </table:table-cell>
          <table:table-cell office:value-type="float" office:value="0.486114346351943" calcext:value-type="float">
            <text:p>0.486114346351943</text:p>
          </table:table-cell>
          <table:table-cell table:number-columns-repeated="3" office:value-type="float" office:value="0.486373165618449" calcext:value-type="float">
            <text:p>0.4863731656184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517453798767967" calcext:value-type="float">
            <text:p>0.5174537987679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4391408114558473]</text:p>
          </table:table-cell>
          <table:table-cell office:value-type="string" calcext:value-type="string">
            <text:p>[9]</text:p>
          </table:table-cell>
          <table:table-cell office:value-type="float" office:value="0.516769877897977" calcext:value-type="float">
            <text:p>0.516769877897977</text:p>
          </table:table-cell>
          <table:table-cell table:number-columns-repeated="2" office:value-type="float" office:value="0.517453798767967" calcext:value-type="float">
            <text:p>0.517453798767967</text:p>
          </table:table-cell>
          <table:table-cell office:value-type="float" office:value="0.516042881797911" calcext:value-type="float">
            <text:p>0.516042881797911</text:p>
          </table:table-cell>
          <table:table-cell office:value-type="float" office:value="0.517453798767967" calcext:value-type="float">
            <text:p>0.517453798767967</text:p>
          </table:table-cell>
          <table:table-cell office:value-type="float" office:value="0.516570621094699" calcext:value-type="float">
            <text:p>0.516570621094699</text:p>
          </table:table-cell>
          <table:table-cell office:value-type="float" office:value="0.517453798767967" calcext:value-type="float">
            <text:p>0.517453798767967</text:p>
          </table:table-cell>
          <table:table-cell office:value-type="float" office:value="0.517012209931333" calcext:value-type="float">
            <text:p>0.517012209931333</text:p>
          </table:table-cell>
          <table:table-cell office:value-type="float" office:value="0.517453798767967" calcext:value-type="float">
            <text:p>0.5174537987679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508695652173913" calcext:value-type="float">
            <text:p>0.5086956521739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4606205250596659]</text:p>
          </table:table-cell>
          <table:table-cell office:value-type="string" calcext:value-type="string">
            <text:p>[13]</text:p>
          </table:table-cell>
          <table:table-cell office:value-type="float" office:value="0.508695652173913" calcext:value-type="float">
            <text:p>0.508695652173913</text:p>
          </table:table-cell>
          <table:table-cell table:number-columns-repeated="8" office:value-type="float" office:value="0.508695652173913" calcext:value-type="float">
            <text:p>0.5086956521739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576470588235294" calcext:value-type="float">
            <text:p>0.5764705882352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844868735083532]</text:p>
          </table:table-cell>
          <table:table-cell office:value-type="string" calcext:value-type="string">
            <text:p>[9]</text:p>
          </table:table-cell>
          <table:table-cell office:value-type="float" office:value="0.573733186279836" calcext:value-type="float">
            <text:p>0.573733186279836</text:p>
          </table:table-cell>
          <table:table-cell office:value-type="float" office:value="0.573846095498161" calcext:value-type="float">
            <text:p>0.573846095498161</text:p>
          </table:table-cell>
          <table:table-cell office:value-type="float" office:value="0.576470588235294" calcext:value-type="float">
            <text:p>0.576470588235294</text:p>
          </table:table-cell>
          <table:table-cell office:value-type="float" office:value="0.569257098903261" calcext:value-type="float">
            <text:p>0.569257098903261</text:p>
          </table:table-cell>
          <table:table-cell office:value-type="float" office:value="0.576470588235294" calcext:value-type="float">
            <text:p>0.576470588235294</text:p>
          </table:table-cell>
          <table:table-cell office:value-type="float" office:value="0.575358962482631" calcext:value-type="float">
            <text:p>0.575358962482631</text:p>
          </table:table-cell>
          <table:table-cell table:number-columns-repeated="3" office:value-type="float" office:value="0.576470588235294" calcext:value-type="float">
            <text:p>0.5764705882352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615678776290631" calcext:value-type="float">
            <text:p>0.615678776290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5202863961813843]</text:p>
          </table:table-cell>
          <table:table-cell office:value-type="string" calcext:value-type="string">
            <text:p>[8]</text:p>
          </table:table-cell>
          <table:table-cell office:value-type="float" office:value="0.615555832840948" calcext:value-type="float">
            <text:p>0.615555832840948</text:p>
          </table:table-cell>
          <table:table-cell table:number-columns-repeated="6" office:value-type="float" office:value="0.615678776290631" calcext:value-type="float">
            <text:p>0.615678776290631</text:p>
          </table:table-cell>
          <table:table-cell office:value-type="float" office:value="0.615187002491899" calcext:value-type="float">
            <text:p>0.615187002491899</text:p>
          </table:table-cell>
          <table:table-cell office:value-type="float" office:value="0.615678776290631" calcext:value-type="float">
            <text:p>0.6156787762906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584795321637427" calcext:value-type="float">
            <text:p>0.5847953216374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916467780429594]</text:p>
          </table:table-cell>
          <table:table-cell office:value-type="string" calcext:value-type="string">
            <text:p>[9]</text:p>
          </table:table-cell>
          <table:table-cell office:value-type="float" office:value="0.583718039684154" calcext:value-type="float">
            <text:p>0.583718039684154</text:p>
          </table:table-cell>
          <table:table-cell office:value-type="float" office:value="0.584253632559328" calcext:value-type="float">
            <text:p>0.584253632559328</text:p>
          </table:table-cell>
          <table:table-cell office:value-type="float" office:value="0.584795321637427" calcext:value-type="float">
            <text:p>0.584795321637427</text:p>
          </table:table-cell>
          <table:table-cell office:value-type="float" office:value="0.58291160226993" calcext:value-type="float">
            <text:p>0.58291160226993</text:p>
          </table:table-cell>
          <table:table-cell office:value-type="float" office:value="0.584795321637427" calcext:value-type="float">
            <text:p>0.584795321637427</text:p>
          </table:table-cell>
          <table:table-cell office:value-type="float" office:value="0.584253632559328" calcext:value-type="float">
            <text:p>0.584253632559328</text:p>
          </table:table-cell>
          <table:table-cell office:value-type="float" office:value="0.584795321637427" calcext:value-type="float">
            <text:p>0.584795321637427</text:p>
          </table:table-cell>
          <table:table-cell office:value-type="float" office:value="0.583453291348028" calcext:value-type="float">
            <text:p>0.583453291348028</text:p>
          </table:table-cell>
          <table:table-cell office:value-type="float" office:value="0.584795321637427" calcext:value-type="float">
            <text:p>0.5847953216374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493775933609958" calcext:value-type="float">
            <text:p>0.4937759336099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4176610978520287]</text:p>
          </table:table-cell>
          <table:table-cell office:value-type="string" calcext:value-type="string">
            <text:p>[9]</text:p>
          </table:table-cell>
          <table:table-cell office:value-type="float" office:value="0.493136654295347" calcext:value-type="float">
            <text:p>0.493136654295347</text:p>
          </table:table-cell>
          <table:table-cell office:value-type="float" office:value="0.49221161221741" calcext:value-type="float">
            <text:p>0.49221161221741</text:p>
          </table:table-cell>
          <table:table-cell table:number-columns-repeated="5" office:value-type="float" office:value="0.493775933609958" calcext:value-type="float">
            <text:p>0.493775933609958</text:p>
          </table:table-cell>
          <table:table-cell office:value-type="float" office:value="0.492783137744062" calcext:value-type="float">
            <text:p>0.492783137744062</text:p>
          </table:table-cell>
          <table:table-cell office:value-type="float" office:value="0.493775933609958" calcext:value-type="float">
            <text:p>0.4937759336099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653937947494034]</text:p>
          </table:table-cell>
          <table:table-cell office:value-type="string" calcext:value-type="string">
            <text:p>[10]</text:p>
          </table:table-cell>
          <table:table-cell office:value-type="float" office:value="0.554804843826838" calcext:value-type="float">
            <text:p>0.554804843826838</text:p>
          </table:table-cell>
          <table:table-cell office:value-type="float" office:value="0.554323403638472" calcext:value-type="float">
            <text:p>0.554323403638472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554965323889627" calcext:value-type="float">
            <text:p>0.554965323889627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554375092223698" calcext:value-type="float">
            <text:p>0.554375092223698</text:p>
          </table:table-cell>
          <table:table-cell table:number-columns-repeated="3" office:value-type="float" office:value="0.555555555555556" calcext:value-type="float">
            <text:p>0.5555555555555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483193277310924" calcext:value-type="float">
            <text:p>0.4831932773109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128878281622912]</text:p>
          </table:table-cell>
          <table:table-cell office:value-type="string" calcext:value-type="string">
            <text:p>[9]</text:p>
          </table:table-cell>
          <table:table-cell office:value-type="float" office:value="0.48284503725141" calcext:value-type="float">
            <text:p>0.48284503725141</text:p>
          </table:table-cell>
          <table:table-cell office:value-type="float" office:value="0.482953593808657" calcext:value-type="float">
            <text:p>0.482953593808657</text:p>
          </table:table-cell>
          <table:table-cell office:value-type="float" office:value="0.483193277310924" calcext:value-type="float">
            <text:p>0.483193277310924</text:p>
          </table:table-cell>
          <table:table-cell office:value-type="float" office:value="0.482953593808657" calcext:value-type="float">
            <text:p>0.482953593808657</text:p>
          </table:table-cell>
          <table:table-cell office:value-type="float" office:value="0.483193277310924" calcext:value-type="float">
            <text:p>0.483193277310924</text:p>
          </table:table-cell>
          <table:table-cell office:value-type="float" office:value="0.482953593808657" calcext:value-type="float">
            <text:p>0.482953593808657</text:p>
          </table:table-cell>
          <table:table-cell office:value-type="float" office:value="0.483193277310924" calcext:value-type="float">
            <text:p>0.483193277310924</text:p>
          </table:table-cell>
          <table:table-cell office:value-type="float" office:value="0.482519367579668" calcext:value-type="float">
            <text:p>0.482519367579668</text:p>
          </table:table-cell>
          <table:table-cell office:value-type="float" office:value="0.483193277310924" calcext:value-type="float">
            <text:p>0.483193277310924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451548046598542" calcext:value-type="float">
            <text:p>0.451548046598542</text:p>
          </table:table-cell>
          <table:table-cell table:number-columns-repeated="5"/>
          <table:table-cell table:formula="of:=AVERAGE([.I2:.I16])" office:value-type="float" office:value="0.446127630463453" calcext:value-type="float">
            <text:p>0.446127630463453</text:p>
          </table:table-cell>
          <table:table-cell table:formula="of:=AVERAGE([.J2:.J16])" office:value-type="float" office:value="0.442237728590612" calcext:value-type="float">
            <text:p>0.442237728590612</text:p>
          </table:table-cell>
          <table:table-cell table:formula="of:=AVERAGE([.K2:.K16])" office:value-type="float" office:value="0.448214713265209" calcext:value-type="float">
            <text:p>0.448214713265209</text:p>
          </table:table-cell>
          <table:table-cell table:formula="of:=AVERAGE([.L2:.L16])" office:value-type="float" office:value="0.448036583506027" calcext:value-type="float">
            <text:p>0.448036583506027</text:p>
          </table:table-cell>
          <table:table-cell table:formula="of:=AVERAGE([.M2:.M16])" office:value-type="float" office:value="0.451142367085358" calcext:value-type="float">
            <text:p>0.451142367085358</text:p>
          </table:table-cell>
          <table:table-cell table:formula="of:=AVERAGE([.N2:.N16])" office:value-type="float" office:value="0.446699470684133" calcext:value-type="float">
            <text:p>0.446699470684133</text:p>
          </table:table-cell>
          <table:table-cell table:formula="of:=AVERAGE([.O2:.O16])" office:value-type="float" office:value="0.447775417333058" calcext:value-type="float">
            <text:p>0.447775417333058</text:p>
          </table:table-cell>
          <table:table-cell table:formula="of:=AVERAGE([.P2:.P16])" office:value-type="float" office:value="0.447536739073039" calcext:value-type="float">
            <text:p>0.447536739073039</text:p>
          </table:table-cell>
          <table:table-cell table:formula="of:=AVERAGE([.Q2:.Q16])" office:value-type="float" office:value="0.448109233168492" calcext:value-type="float">
            <text:p>0.448109233168492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615678776290631" calcext:value-type="float">
            <text:p>0.61567877629063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2:.C16])" office:value-type="float" office:value="0.152523954367063" calcext:value-type="float">
            <text:p>0.152523954367063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8T10:28:37.634233880</dc:date>
    <meta:editing-duration>PT1M38S</meta:editing-duration>
    <meta:editing-cycles>1</meta:editing-cycles>
    <meta:document-statistic meta:table-count="1" meta:cell-count="288" meta:object-count="0"/>
    <meta:generator>LibreOffice/6.0.7.3$Linux_X86_64 LibreOffice_project/00m0$Build-3</meta:generator>
  </office:meta>
</office:document-meta>
</file>